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35mm"/>
    </style:style>
    <style:style style:name="co2" style:family="table-column">
      <style:table-column-properties fo:break-before="auto" style:column-width="55.65mm"/>
    </style:style>
    <style:style style:name="co3" style:family="table-column">
      <style:table-column-properties fo:break-before="auto" style:column-width="14.22mm"/>
    </style:style>
    <style:style style:name="co4" style:family="table-column">
      <style:table-column-properties fo:break-before="auto" style:column-width="20.27mm"/>
    </style:style>
    <style:style style:name="co5" style:family="table-column">
      <style:table-column-properties fo:break-before="auto" style:column-width="18.75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6.88mm"/>
    </style:style>
    <style:style style:name="co8" style:family="table-column">
      <style:table-column-properties fo:break-before="auto" style:column-width="16.93mm"/>
    </style:style>
    <style:style style:name="co9" style:family="table-column">
      <style:table-column-properties fo:break-before="auto" style:column-width="19.35mm"/>
    </style:style>
    <style:style style:name="co10" style:family="table-column">
      <style:table-column-properties fo:break-before="auto" style:column-width="17.69mm"/>
    </style:style>
    <style:style style:name="co11" style:family="table-column">
      <style:table-column-properties fo:break-before="auto" style:column-width="18.61mm"/>
    </style:style>
    <style:style style:name="co12" style:family="table-column">
      <style:table-column-properties fo:break-before="auto" style:column-width="8.43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12.77mm" fo:break-before="auto" style:use-optimal-row-height="false"/>
    </style:style>
    <style:style style:name="ro4" style:family="table-row">
      <style:table-row-properties style:row-height="2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10004" number:language="fr" number:country="FR">
      <number:number number:decimal-places="2" loext:min-decimal-places="2" number:min-integer-digits="1" number:grouping="true"/>
    </number:number-style>
    <number:number-style style:name="N20004" number:language="it" number:country="IT">
      <number:number number:decimal-places="2" loext:min-decimal-places="2" number:min-integer-digits="1" number:grouping="true"/>
    </number:number-style>
    <number:number-style style:name="N30000" number:language="en" number:country="US">
      <number:number number:min-integer-digits="1"/>
    </number:number-style>
    <style:style style:name="ce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ffcc00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8pt" style:font-size-asian="8pt" style:font-size-complex="8pt"/>
    </style:style>
    <style:style style:name="ce7" style:family="table-cell" style:parent-style-name="Default" style:data-style-name="N20004">
      <style:text-properties fo:font-size="8pt" style:font-size-asian="8pt" style:font-size-complex="8pt"/>
    </style:style>
    <style:style style:name="ce8" style:family="table-cell" style:parent-style-name="Default" style:data-style-name="N20004">
      <style:table-cell-properties fo:background-color="transparent"/>
      <style:text-properties fo:font-size="8pt" style:font-size-asian="8pt" style:font-size-complex="8pt"/>
    </style:style>
    <style:style style:name="ce9" style:family="table-cell" style:parent-style-name="Default" style:data-style-name="N20004">
      <style:table-cell-properties style:text-align-source="fix" style:repeat-content="false" fo:border="0.06pt solid #000000"/>
      <style:paragraph-properties fo:text-align="end" fo:margin-left="0mm"/>
      <style:text-properties fo:font-size="8pt" style:font-size-asian="8pt" style:font-size-complex="8pt"/>
    </style:style>
    <style:style style:name="ce10" style:family="table-cell" style:parent-style-name="Default" style:data-style-name="N20004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11" style:family="table-cell" style:parent-style-name="Default" style:data-style-name="N20004">
      <style:table-cell-properties style:text-align-source="fix" style:repeat-content="false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 style:data-style-name="N20004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10004">
      <style:text-properties fo:font-size="8pt" style:font-size-asian="8pt" style:font-size-complex="8pt"/>
    </style:style>
    <style:style style:name="ce14" style:family="table-cell" style:parent-style-name="Default" style:data-style-name="N10004">
      <style:table-cell-properties fo:background-color="transparent"/>
      <style:text-properties fo:font-size="8pt" style:font-size-asian="8pt" style:font-size-complex="8pt"/>
    </style:style>
    <style:style style:name="ce15" style:family="table-cell" style:parent-style-name="Default" style:data-style-name="N10004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10004">
      <style:table-cell-properties style:text-align-source="fix" style:repeat-content="false" fo:border="0.06pt solid #000000"/>
      <style:paragraph-properties fo:text-align="end" fo:margin-left="0mm"/>
      <style:text-properties fo:font-size="8pt" style:font-size-asian="8pt" style:font-size-complex="8pt"/>
    </style:style>
    <style:style style:name="ce17" style:family="table-cell" style:parent-style-name="Default" style:data-style-name="N10004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18" style:family="table-cell" style:parent-style-name="Default" style:data-style-name="N10004">
      <style:table-cell-properties style:text-align-source="fix" style:repeat-content="false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 style:data-style-name="N20004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20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mm"/>
      <style:text-properties fo:font-size="8pt" style:font-size-asian="8pt" style:font-size-complex="8pt"/>
    </style:style>
    <style:style style:name="ce21" style:family="table-cell" style:parent-style-name="Default" style:data-style-name="N20004">
      <style:table-cell-properties fo:border-bottom="0.99pt solid #ff3333" style:text-align-source="fix" style:repeat-content="false" fo:border-left="0.99pt solid #ff3333" fo:border-right="none" fo:border-top="0.99pt solid #ff3333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2" style:family="table-cell" style:parent-style-name="Default" style:data-style-name="N30000">
      <style:table-cell-properties style:text-align-source="fix" style:repeat-content="false" fo:border="0.06pt solid #000000"/>
      <style:paragraph-properties fo:text-align="end" fo:margin-left="0mm"/>
      <style:text-properties fo:font-size="8pt" style:font-size-asian="8pt" style:font-size-complex="8pt"/>
    </style:style>
    <style:style style:name="ce23" style:family="table-cell" style:parent-style-name="Default" style:data-style-name="N20004">
      <style:table-cell-properties fo:border-bottom="0.99pt solid #ff3333" style:text-align-source="fix" style:repeat-content="false" fo:border-left="none" fo:border-right="0.99pt solid #ff3333" fo:border-top="0.99pt solid #ff3333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4"/>
    <style:style style:name="ce25" style:family="table-cell" style:parent-style-name="Default">
      <style:table-cell-properties fo:background-color="transparent"/>
      <style:text-properties fo:font-size="8pt" style:font-size-asian="8pt" style:font-size-complex="8pt"/>
    </style:style>
  </office:automatic-styles>
  <office:body>
    <office:spreadsheet>
      <table:table table:name="Inventari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visibility="collapse" table:default-cell-style-name="ce7"/>
        <table:table-column table:style-name="co5" table:default-cell-style-name="ce7"/>
        <table:table-column table:style-name="co6" table:default-cell-style-name="ce13"/>
        <table:table-column table:style-name="co7" table:visibility="collapse" table:default-cell-style-name="ce19"/>
        <table:table-column table:style-name="co8" table:default-cell-style-name="ce19"/>
        <table:table-column table:style-name="co8" table:visibility="collapse" table:default-cell-style-name="ce19"/>
        <table:table-column table:style-name="co9" table:default-cell-style-name="ce19"/>
        <table:table-column table:style-name="co10" table:visibility="collapse" table:default-cell-style-name="ce19"/>
        <table:table-column table:style-name="co11" table:default-cell-style-name="ce19"/>
        <table:table-column table:style-name="co12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3" table:number-columns-repeated="1008" table:default-cell-style-name="ce2"/>
        <table:table-row table:style-name="ro1">
          <table:table-cell table:style-name="ce1" office:value-type="string" calcext:value-type="string">
            <text:p>Inventario valorizzato per punto di stoccaggio</text:p>
          </table:table-cell>
          <table:table-cell table:style-name="ce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zienda</text:p>
          </table:table-cell>
          <table:table-cell table:style-name="ce3" office:value-type="string" calcext:value-type="string">
            <text:p><text:a xlink:href="python://o.company_id.name" xlink:type="simple">python://o.company_id.name</text:a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ata inventario</text:p>
          </table:table-cell>
          <table:table-cell table:style-name="ce3" office:value-type="string" calcext:value-type="string">
            <text:p><text:a xlink:href="python://o.date_inventory" xlink:type="simple">python://o.date_inventory</text:a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ato</text:p>
          </table:table-cell>
          <table:table-cell table:style-name="ce3" office:value-type="string" calcext:value-type="string">
            <text:p><text:a xlink:href="python://o.state%20and%20get_selection_item(o,%20'state')" xlink:type="simple">python://o.state and get_selection_item(o, 'state')</text:a></text:p>
          </table:table-cell>
          <table:table-cell/>
          <table:table-cell table:style-name="ce8" table:number-columns-repeated="2"/>
          <table:table-cell table:style-name="ce14"/>
          <table:table-cell table:style-name="ce20" table:number-columns-repeated="6"/>
          <table:table-cell table:number-columns-repeated="4"/>
          <table:table-cell table:style-name="ce25" table:number-columns-repeated="1008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3">
          <table:table-cell table:style-name="ce4" office:value-type="string" calcext:value-type="string">
            <text:p>Codice</text:p>
          </table:table-cell>
          <table:table-cell table:style-name="ce4" office:value-type="string" calcext:value-type="string">
            <text:p>Prodotto</text:p>
          </table:table-cell>
          <table:table-cell table:style-name="ce4" office:value-type="string" calcext:value-type="string">
            <text:p>Lotto</text:p>
          </table:table-cell>
          <table:table-cell table:style-name="Default"/>
          <table:table-cell table:style-name="ce12" office:value-type="string" calcext:value-type="string">
            <text:p>Q.tà</text:p>
          </table:table-cell>
          <table:table-cell table:style-name="ce15" office:value-type="string" calcext:value-type="string">
            <text:p>U.M.</text:p>
          </table:table-cell>
          <table:table-cell table:style-name="Default"/>
          <table:table-cell table:style-name="ce12" office:value-type="string" calcext:value-type="string">
            <text:p>Costo attuale</text:p>
          </table:table-cell>
          <table:table-cell table:style-name="Default"/>
          <table:table-cell table:style-name="ce12" office:value-type="string" calcext:value-type="string">
            <text:p>Valutazione totale al costo attuale</text:p>
          </table:table-cell>
          <table:table-cell table:style-name="Default"/>
          <table:table-cell table:style-name="ce15" office:value-type="string" calcext:value-type="string">
            <text:p>Valutazione totale al: <text:a xlink:href="python://o.valuation_type.upper()" xlink:type="simple">python://o.valuation_type.upper()</text:a></text:p>
          </table:table-cell>
          <table:table-cell/>
          <table:table-cell table:style-name="Default"/>
          <table:table-cell table:style-name="ce24"/>
          <table:table-cell table:style-name="Default"/>
          <table:table-cell table:number-columns-repeated="1008"/>
        </table:table-row>
        <table:table-row table:style-name="ro1">
          <table:table-cell table:style-name="ce5" office:value-type="string" calcext:value-type="string">
            <text:p><text:a xlink:href="python://for%20each=%22l%20in%20group_lines(o)%22" xlink:type="simple">python://for each="l in group_lines(o)"</text:a></text:p>
          </table:table-cell>
          <table:table-cell table:style-name="ce5" table:number-columns-repeated="2"/>
          <table:table-cell table:style-name="ce9" table:number-columns-repeated="2"/>
          <table:table-cell table:style-name="ce16"/>
          <table:table-cell table:style-name="ce9" table:number-columns-repeated="6"/>
          <table:table-cell table:number-columns-repeated="1012"/>
        </table:table-row>
        <table:table-row table:style-name="ro1">
          <table:table-cell table:style-name="ce6" office:value-type="string" calcext:value-type="string">
            <text:p><text:a xlink:href="python://l['min_line'].product_code" xlink:type="simple">python://l['min_line'].product_code</text:a></text:p>
          </table:table-cell>
          <table:table-cell table:style-name="ce6" office:value-type="string" calcext:value-type="string">
            <text:p><text:a xlink:href="python://l['min_line'].product_name" xlink:type="simple">python://l['min_line'].product_name</text:a></text:p>
          </table:table-cell>
          <table:table-cell table:style-name="ce6" office:value-type="string" calcext:value-type="string">
            <text:p><text:a xlink:href="python://l['min_line'].prod_lot_id%20and%20l['min_line'].prod_lot_id.name_get()[0][1]%20or%20''" xlink:type="simple">python://l['min_line'].prod_lot_id and l['min_line'].prod_lot_id.name_get()[0][1] or ''</text:a></text:p>
          </table:table-cell>
          <table:table-cell table:style-name="ce9" office:value-type="string" calcext:value-type="string">
            <text:p><text:a xlink:href="python://l.product_qty" xlink:type="simple">python://l.product_qty</text:a></text:p>
          </table:table-cell>
          <table:table-cell table:style-name="ce9" table:formula="of:=NUMBERVALUE(INDIRECT(ADDRESS(ROW();COLUMN()-1));&quot;.&quot;;&quot;,&quot;)" office:value-type="string" office:string-value="" calcext:value-type="error">
            <text:p>#VALUE!</text:p>
          </table:table-cell>
          <table:table-cell table:style-name="ce16" office:value-type="string" calcext:value-type="string">
            <text:p><text:a xlink:href="python://l['min_line'].product_uom_id.name" xlink:type="simple">python://l['min_line'].product_uom_id.name</text:a></text:p>
          </table:table-cell>
          <table:table-cell table:style-name="ce9" office:value-type="string" calcext:value-type="string">
            <text:p><text:a xlink:href="python://l['min_line'].product_id.standard_price" xlink:type="simple">python://l['min_line'].product_id.standard_price</text:a></text:p>
          </table:table-cell>
          <table:table-cell table:style-name="ce9" table:formula="of:=NUMBERVALUE(INDIRECT(ADDRESS(ROW();COLUMN()-1));&quot;.&quot;;&quot;,&quot;)" office:value-type="string" office:string-value="" calcext:value-type="error">
            <text:p>#VALUE!</text:p>
          </table:table-cell>
          <table:table-cell table:style-name="ce22" office:value-type="string" calcext:value-type="string">
            <text:p><text:a xlink:href="python://l['min_line'].product_id.standard_price%20*%20l.product_qty" xlink:type="simple">python://l['min_line'].product_id.standard_price * l.product_qty</text:a></text:p>
          </table:table-cell>
          <table:table-cell table:style-name="ce9" table:formula="of:=NUMBERVALUE(INDIRECT(ADDRESS(ROW();COLUMN()-1));&quot;.&quot;;&quot;,&quot;)" office:value-type="string" office:string-value="" calcext:value-type="error">
            <text:p>#VALUE!</text:p>
          </table:table-cell>
          <table:table-cell table:style-name="ce9" office:value-type="string" calcext:value-type="string">
            <text:p><text:a xlink:href="python://l.valuation_price_subtotal" xlink:type="simple">python://l.valuation_price_subtotal</text:a></text:p>
          </table:table-cell>
          <table:table-cell table:style-name="ce9" table:formula="of:=IF(INDIRECT(ADDRESS(ROW();COLUMN()-1))&lt;&gt;&quot;&quot;;NUMBERVALUE(INDIRECT(ADDRESS(ROW();COLUMN()-1));&quot;.&quot;;&quot;,&quot;);0)" office:value-type="string" office:string-value="" calcext:value-type="error">
            <text:p>#VALUE!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<text:a xlink:href="python:///for" xlink:type="simple">python:///for</text:a></text:p>
          </table:table-cell>
          <table:table-cell table:style-name="ce5" table:number-columns-repeated="2"/>
          <table:table-cell table:style-name="ce9" table:number-columns-repeated="2"/>
          <table:table-cell table:style-name="ce16"/>
          <table:table-cell table:style-name="ce9" table:number-columns-repeated="6"/>
          <table:table-cell table:number-columns-repeated="1012"/>
        </table:table-row>
        <table:table-row table:style-name="ro4">
          <table:table-cell table:number-columns-repeated="3"/>
          <table:table-cell table:style-name="ce10" table:number-columns-repeated="2"/>
          <table:table-cell table:style-name="ce17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1" table:number-columns-repeated="2"/>
          <table:table-cell/>
          <table:table-cell table:style-name="ce11" table:number-columns-repeated="2"/>
          <table:table-cell table:style-name="ce18"/>
          <table:table-cell table:style-name="Default"/>
          <table:table-cell table:style-name="ce21" office:value-type="string" calcext:value-type="string">
            <text:p>TOTALE</text:p>
          </table:table-cell>
          <table:table-cell table:style-name="Default"/>
          <table:table-cell table:style-name="ce23" table:formula="of:=SUM([.J8]:INDIRECT(ADDRESS(ROW()-2;COLUMN())))" office:value-type="string" office:string-value="" calcext:value-type="error">
            <text:p>#VALUE!</text:p>
          </table:table-cell>
          <table:table-cell table:style-name="Default"/>
          <table:table-cell table:style-name="ce23" table:formula="of:=SUM([.L8]:INDIRECT(ADDRESS(ROW()-2;COLUMN())))" office:value-type="string" office:string-value="" calcext:value-type="error">
            <text:p>#VALUE!</text:p>
          </table:table-cell>
          <table:table-cell table:number-columns-repeated="4"/>
          <table:table-cell table:style-name="ce1" table:number-columns-repeated="1005"/>
          <table:table-cell table:number-columns-repeated="3"/>
        </table:table-row>
        <table:table-row table:style-name="ro1" table:number-rows-repeated="575">
          <table:table-cell table:number-columns-repeated="3"/>
          <table:table-cell table:style-name="ce10" table:number-columns-repeated="2"/>
          <table:table-cell table:style-name="ce17"/>
          <table:table-cell table:style-name="ce10" table:number-columns-repeated="6"/>
          <table:table-cell table:number-columns-repeated="1012"/>
        </table:table-row>
        <table:table-row table:style-name="ro1" table:number-rows-repeated="10479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uge" style:family="table-cell" style:parent-style-name="Default">
      <style:table-cell-properties fo:background-color="#ff3333"/>
    </style:style>
    <style:style style:name="Fond_20_vert" style:display-name="Fond vert" style:family="table-cell" style:parent-style-name="Default">
      <style:table-cell-properties fo:background-color="#00cc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09:40:44.313829812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Lattre</meta:initial-creator>
    <meta:creation-date>2015-01-09T00:01:13.647194730</meta:creation-date>
    <meta:generator>LibreOffice/5.1.6.2$Linux_X86_64 LibreOffice_project/10m0$Build-2</meta:generator>
    <dc:date>2018-03-20T09:42:53.624196530</dc:date>
    <meta:editing-duration>PT7H58M16S</meta:editing-duration>
    <meta:editing-cycles>186</meta:editing-cycles>
    <meta:document-statistic meta:table-count="1" meta:cell-count="32" meta:object-count="0"/>
  </office:meta>
</office:document-meta>
</file>